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3">class 4 (Events)</text:p>
      <text:p text:style-name="Text_20_body"/>
      <text:p text:style-name="Text_20_body">Events likhar niyom :</text:p>
      <text:p text:style-name="Text_20_body">‌</text:p>
      <text:p text:style-name="Text_20_body"><text:span text:style-name="Strong_20_Emphasis">first step:</text:span></text:p>
      <text:p text:style-name="Text_20_body">‌</text:p>
      <text:p text:style-name="Text_20_body"><text:span text:style-name="Source_20_Text">@</text:span></text:p>
      <text:p text:style-name="Text_20_body">‌</text:p>
      <text:p text:style-name="Text_20_body">second Step:</text:p>
      <text:p text:style-name="Text_20_body">‌</text:p>
      <text:p text:style-name="Text_20_body">events name</text:p>
      <text:p text:style-name="Text_20_body">‌</text:p>
      <text:p text:style-name="Text_20_body">third Step:</text:p>
      <text:p text:style-name="Text_20_body">‌</text:p>
      <text:p text:style-name="Text_20_body">event data</text:p>
      <text:p text:style-name="Text_20_body">‌</text:p>
      <text:p text:style-name="Text_20_body">********************************************************************</text:p>
      <text:p text:style-name="Text_20_body">‌</text:p>
      <text:p text:style-name="Text_20_body">Events :</text:p>
      <text:p text:style-name="Text_20_body">‌</text:p>
      <text:p text:style-name="Text_20_body">first:</text:p>
      <text:p text:style-name="Text_20_body">‌</text:p>
      <text:p text:style-name="Text_20_body"><text:span text:style-name="Source_20_Text">&lt;script&gt;</text:span></text:p>
      <text:p text:style-name="Text_20_body">‌</text:p>
      <text:p text:style-name="Text_20_body"><text:span text:style-name="Source_20_Text">var OneBind = new Vue ({</text:span></text:p>
      <text:p text:style-name="Text_20_body">‌</text:p>
      <text:p text:style-name="Text_20_body"><text:span text:style-name="Source_20_Text">el:'#app',</text:span></text:p>
      <text:p text:style-name="Text_20_body">‌</text:p>
      <text:p text:style-name="Text_20_body"><text:span text:style-name="Source_20_Text">data:{</text:span></text:p>
      <text:p text:style-name="Text_20_body">‌</text:p>
      <text:p text:style-name="Text_20_body"><text:span text:style-name="Source_20_Text">dollar: 20</text:span></text:p>
      <text:p text:style-name="Text_20_body"><text:soft-page-break/>‌</text:p>
      <text:p text:style-name="Text_20_body"><text:span text:style-name="Source_20_Text">},</text:span></text:p>
      <text:p text:style-name="Text_20_body">‌</text:p>
      <text:p text:style-name="Text_20_body"><text:span text:style-name="Source_20_Text">methods:{</text:span></text:p>
      <text:p text:style-name="Text_20_body">‌</text:p>
      <text:p text:style-name="Text_20_body"><text:span text:style-name="Source_20_Text">}</text:span></text:p>
      <text:p text:style-name="Text_20_body">‌</text:p>
      <text:p text:style-name="Text_20_body"><text:span text:style-name="Source_20_Text">})</text:span></text:p>
      <text:p text:style-name="Text_20_body">‌</text:p>
      <text:p text:style-name="Text_20_body"><text:span text:style-name="Source_20_Text">&lt;/script&gt;</text:span></text:p>
      <text:p text:style-name="Text_20_body">‌</text:p>
      <text:p text:style-name="Text_20_body">second step:</text:p>
      <text:p text:style-name="Text_20_body">‌</text:p>
      <text:p text:style-name="Text_20_body"><text:span text:style-name="Source_20_Text">&lt;div id="app"&gt;</text:span></text:p>
      <text:p text:style-name="Text_20_body">‌</text:p>
      <text:p text:style-name="Text_20_body"><text:span text:style-name="Source_20_Text">&lt;h2&gt;I earn {{ dollar }}&lt;/h2&gt;</text:span></text:p>
      <text:p text:style-name="Text_20_body">‌</text:p>
      <text:p text:style-name="Text_20_body"><text:span text:style-name="Source_20_Text">&lt;button @click="dollar++"&gt;+1&lt;/button&gt;</text:span></text:p>
      <text:p text:style-name="Text_20_body">‌</text:p>
      <text:p text:style-name="Text_20_body"><text:span text:style-name="Source_20_Text">&lt;button @click="dollar--"&gt;-1&lt;/button&gt;</text:span></text:p>
      <text:p text:style-name="Text_20_body">‌</text:p>
      <text:p text:style-name="Text_20_body"><text:span text:style-name="Source_20_Text">&lt;/div&gt;</text:span></text:p>
      <text:p text:style-name="Text_20_body">‌</text:p>
      <text:p text:style-name="Text_20_body"><text:span text:style-name="Strong_20_Emphasis">Another System:</text:span></text:p>
      <text:p text:style-name="Text_20_body">‌</text:p>
      <text:p text:style-name="Text_20_body"><text:span text:style-name="Source_20_Text">First Step:</text:span></text:p>
      <text:p text:style-name="Text_20_body">‌</text:p>
      <text:p text:style-name="Text_20_body"><text:span text:style-name="Source_20_Text">&lt;script&gt;</text:span></text:p>
      <text:p text:style-name="Text_20_body">‌</text:p>
      <text:p text:style-name="Text_20_body"><text:span text:style-name="Source_20_Text">var OneBind = new Vue ({</text:span></text:p>
      <text:p text:style-name="Text_20_body">‌</text:p>
      <text:p text:style-name="Text_20_body"><text:span text:style-name="Source_20_Text">el:'#app',</text:span></text:p>
      <text:p text:style-name="Text_20_body"><text:soft-page-break/>‌</text:p>
      <text:p text:style-name="Text_20_body"><text:span text:style-name="Source_20_Text">data:{</text:span></text:p>
      <text:p text:style-name="Text_20_body">‌</text:p>
      <text:p text:style-name="Text_20_body"><text:span text:style-name="Source_20_Text">dollar: 20</text:span></text:p>
      <text:p text:style-name="Text_20_body">‌</text:p>
      <text:p text:style-name="Text_20_body"><text:span text:style-name="Source_20_Text">},</text:span></text:p>
      <text:p text:style-name="Text_20_body">‌</text:p>
      <text:p text:style-name="Text_20_body"><text:span text:style-name="Source_20_Text">methods:{</text:span></text:p>
      <text:p text:style-name="Text_20_body">‌</text:p>
      <text:p text:style-name="Text_20_body"><text:span text:style-name="Source_20_Text">myDollar(taka){</text:span></text:p>
      <text:p text:style-name="Text_20_body">‌</text:p>
      <text:p text:style-name="Text_20_body"><text:span text:style-name="Source_20_Text">this.dollar += taka</text:span></text:p>
      <text:p text:style-name="Text_20_body">‌</text:p>
      <text:p text:style-name="Text_20_body"><text:span text:style-name="Source_20_Text">},</text:span></text:p>
      <text:p text:style-name="Text_20_body">‌</text:p>
      <text:p text:style-name="Text_20_body"><text:span text:style-name="Source_20_Text">ammount(taka){</text:span></text:p>
      <text:p text:style-name="Text_20_body">‌</text:p>
      <text:p text:style-name="Text_20_body"><text:span text:style-name="Source_20_Text">this.dollar -= taka</text:span></text:p>
      <text:p text:style-name="Text_20_body">‌</text:p>
      <text:p text:style-name="Text_20_body"><text:span text:style-name="Source_20_Text">}</text:span></text:p>
      <text:p text:style-name="Text_20_body">‌</text:p>
      <text:p text:style-name="Text_20_body"><text:span text:style-name="Source_20_Text">}</text:span></text:p>
      <text:p text:style-name="Text_20_body">‌</text:p>
      <text:p text:style-name="Text_20_body"><text:span text:style-name="Source_20_Text">})</text:span></text:p>
      <text:p text:style-name="Text_20_body">‌</text:p>
      <text:p text:style-name="Text_20_body"><text:span text:style-name="Source_20_Text">&lt;/script&gt;</text:span></text:p>
      <text:p text:style-name="Text_20_body">‌</text:p>
      <text:list xml:id="list95897588" text:style-name="L1">
        <text:list-item>
          <text:p text:style-name="P1">myDollar(taka) , myDollar holo method name, taka holo argument .</text:p>
        </text:list-item>
        <text:list-item>
          <text:p text:style-name="P1">this.dollar += taka , dollar data holo ai instence er moddhe ty this.name.</text:p>
        </text:list-item>
      </text:list>
      <text:p text:style-name="Text_20_body">‌</text:p>
      <text:p text:style-name="Text_20_body">Second Step:</text:p>
      <text:p text:style-name="Text_20_body">‌</text:p>
      <text:p text:style-name="Text_20_body"><text:soft-page-break/><text:span text:style-name="Source_20_Text">&lt;div id="app"&gt;</text:span></text:p>
      <text:p text:style-name="Text_20_body">‌</text:p>
      <text:p text:style-name="Text_20_body"><text:span text:style-name="Source_20_Text">&lt;h2&gt;I earn {{ dollar }}&lt;/h2&gt;</text:span></text:p>
      <text:p text:style-name="Text_20_body">‌</text:p>
      <text:p text:style-name="Text_20_body"><text:span text:style-name="Source_20_Text">&lt;button @click="myDollar(1)"&gt;+1&lt;/button&gt;</text:span></text:p>
      <text:p text:style-name="Text_20_body">‌</text:p>
      <text:p text:style-name="Text_20_body"><text:span text:style-name="Source_20_Text">&lt;button @click="ammount(1)"&gt;-1&lt;/button&gt;</text:span></text:p>
      <text:p text:style-name="Text_20_body">‌</text:p>
      <text:p text:style-name="Text_20_body"><text:span text:style-name="Source_20_Text">&lt;/div&gt;</text:span></text:p>
      <text:p text:style-name="Text_20_body">‌</text:p>
      <text:list xml:id="list2085923643" text:style-name="L2">
        <text:list-item>
          <text:p text:style-name="P2"><text:span text:style-name="Source_20_Text">ekhane @click holo events er jonno, </text:span></text:p>
        </text:list-item>
        <text:list-item>
          <text:p text:style-name="P2"><text:span text:style-name="Source_20_Text">myDollar(1), method name and arguments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03:07:35.472268421</meta:creation-date>
    <dc:date>2020-04-17T03:08:46.684577764</dc:date>
    <meta:editing-duration>PT1M11S</meta:editing-duration>
    <meta:editing-cycles>1</meta:editing-cycles>
    <meta:document-statistic meta:table-count="0" meta:image-count="0" meta:object-count="0" meta:page-count="4" meta:paragraph-count="106" meta:word-count="186" meta:character-count="978" meta:non-whitespace-character-count="902"/>
    <meta:generator>LibreOffice/6.0.7.3$Linux_X86_64 LibreOffice_project/00m0$Build-3</meta:generator>
  </office:meta>
</office:document-meta>
</file>